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a86" officeooo:paragraph-rsid="0014f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 Extensions For Firefox</text:p>
      <text:p text:style-name="P1">dark theme</text:p>
      <text:p text:style-name="P1">ublock origin</text:p>
      <text:p text:style-name="P1">yandex search engine</text:p>
      <text:p text:style-name="P1"/>
      <text:p text:style-name="P1"/>
      <text:p text:style-name="P1">Free Ebook websites:</text:p>
      <text:p text:style-name="P1">oceanpdf</text:p>
      <text:p text:style-name="P1">libg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3:24:53.570617667</meta:creation-date>
    <dc:date>2023-01-03T13:25:40.413594570</dc:date>
    <meta:editing-duration>PT47S</meta:editing-duration>
    <meta:editing-cycles>1</meta:editing-cycles>
    <meta:document-statistic meta:table-count="0" meta:image-count="0" meta:object-count="0" meta:page-count="1" meta:paragraph-count="7" meta:word-count="16" meta:character-count="104" meta:non-whitespace-character-count="95"/>
    <meta:generator>LibreOffice/7.4.2.3$Linux_X86_64 LibreOffice_project/40$Build-3</meta:generator>
  </office:meta>
</office:document-meta>
</file>